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6c8" officeooo:paragraph-rsid="0012a6c8"/>
    </style:style>
    <style:style style:name="P2" style:family="paragraph" style:parent-style-name="Standard">
      <style:text-properties officeooo:rsid="001327fa" officeooo:paragraph-rsid="001327fa"/>
    </style:style>
    <style:style style:name="P3" style:family="paragraph" style:parent-style-name="Standard">
      <style:text-properties officeooo:rsid="001327fa" officeooo:paragraph-rsid="001327fa"/>
    </style:style>
    <style:style style:name="P4" style:family="paragraph" style:parent-style-name="Standard">
      <style:text-properties officeooo:rsid="00151fad" officeooo:paragraph-rsid="00151fad"/>
    </style:style>
    <style:style style:name="T1" style:family="text">
      <style:text-properties officeooo:rsid="00151f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PP</text:p>
      <text:p text:style-name="P1"/>
      <text:p text:style-name="P2">1 – Description</text:p>
      <text:p text:style-name="P2">2 – Fonctionnalités</text:p>
      <text:p text:style-name="P2">3 – Partie Mecanique</text:p>
      <text:p text:style-name="P2">4 – Partie Electronique</text:p>
      <text:p text:style-name="P2"><text:tab/>a) Choix Leds</text:p>
      <text:p text:style-name="P2"><text:tab/>b) Choix microcontroleur</text:p>
      <text:p text:style-name="P2">Raspb<text:span text:style-name="T1">erry et arduino : pb d'alim gourmand donc changer piles souvent</text:span></text:p>
      <text:p text:style-name="P4">MSP430 : petit, faible conso, largement suffisant pour piloter des leds</text:p>
      <text:p text:style-name="P4"><text:tab/>c) Choix horloge</text:p>
      <text:p text:style-name="P4"><text:tab/>d) Choix logiciel electronique</text:p>
      <text:p text:style-name="P4">Kicad : gratuit, connaissance d'un des membre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</meta:initial-creator>
    <meta:creation-date>2015-11-12T14:25:32.061978237</meta:creation-date>
    <dc:date>2015-11-18T17:09:53.854575744</dc:date>
    <dc:creator>Fabien </dc:creator>
    <meta:editing-duration>PT2M20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53" meta:character-count="352" meta:non-whitespace-character-count="303"/>
  </office:meta>
</office:document-meta>
</file>